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0pt" fo:language="en" fo:country="US" fo:font-weight="normal" officeooo:rsid="000f25ed" officeooo:paragraph-rsid="000d4148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Times New Roman" fo:font-size="10pt" fo:language="en" fo:country="US" officeooo:rsid="0004d1ff" officeooo:paragraph-rsid="00055d74" style:font-size-asian="10pt" style:font-size-complex="10pt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officeooo:paragraph-rsid="00055d74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0d28ef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0d4148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fo:font-weight="bold" officeooo:rsid="00162c0f" officeooo:paragraph-rsid="00162c0f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fo:font-weight="normal" officeooo:rsid="000c8713" officeooo:paragraph-rsid="000d28ef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weight="normal" officeooo:rsid="000cdfa3" officeooo:paragraph-rsid="000d28ef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0pt" fo:font-weight="normal" officeooo:rsid="00162c0f" officeooo:paragraph-rsid="00162c0f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Times New Roman" fo:font-size="10pt" fo:language="ru" fo:country="RU" fo:font-weight="bold" officeooo:rsid="00120dcb" officeooo:paragraph-rsid="00120dcb" style:font-size-asian="8.75pt" style:font-weight-asian="bold" style:font-size-complex="10pt" style:font-weight-complex="bold"/>
    </style:style>
    <style:style style:name="P14" style:family="paragraph" style:parent-style-name="Standard">
      <style:text-properties style:font-name="Times New Roman" fo:font-size="10pt" fo:language="ru" fo:country="RU" fo:font-weight="normal" officeooo:rsid="00120dcb" officeooo:paragraph-rsid="00120dcb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20dcb" officeooo:paragraph-rsid="00120dcb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20dcb" officeooo:paragraph-rsid="00120dcb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Times New Roman" fo:font-size="12pt" fo:language="en" fo:country="US" fo:font-weight="bold" officeooo:rsid="0004d1ff" officeooo:paragraph-rsid="00055d74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imes New Roman" fo:font-size="12pt" officeooo:paragraph-rsid="00055d74" style:font-size-asian="12pt" style:font-size-complex="12pt"/>
    </style:style>
    <style:style style:name="P19" style:family="paragraph" style:parent-style-name="Standard">
      <style:text-properties style:font-name="Times New Roman" fo:font-size="12pt" officeooo:rsid="000d4148" officeooo:paragraph-rsid="000d4148" style:font-size-asian="12pt" style:font-size-complex="12pt"/>
    </style:style>
    <style:style style:name="P20" style:family="paragraph" style:parent-style-name="Standard">
      <style:text-properties style:font-name="Times New Roman" fo:font-size="12pt" fo:font-weight="bold" officeooo:rsid="000c8713" officeooo:paragraph-rsid="000d28ef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Times New Roman" fo:font-size="12pt" fo:font-weight="bold" officeooo:rsid="000c8713" officeooo:paragraph-rsid="000d4148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Times New Roman" fo:font-size="12pt" fo:font-weight="bold" officeooo:rsid="000cdfa3" officeooo:paragraph-rsid="000d28ef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Times New Roman" fo:font-size="12pt" fo:font-weight="bold" officeooo:rsid="000cdfa3" officeooo:paragraph-rsid="000d4148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Times New Roman" fo:font-size="12pt" fo:language="ru" fo:country="RU" fo:font-weight="bold" officeooo:rsid="00120dcb" officeooo:paragraph-rsid="00120dcb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Times New Roman" officeooo:paragraph-rsid="000d28ef"/>
    </style:style>
    <style:style style:name="P26" style:family="paragraph" style:parent-style-name="Standard">
      <style:text-properties style:font-name="Times New Roman" officeooo:paragraph-rsid="000d4148"/>
    </style:style>
    <style:style style:name="P27" style:family="paragraph" style:parent-style-name="Standard">
      <style:text-properties style:use-window-font-color="true" loext:opacity="0%" style:font-name="Times New Roman" fo:font-size="10pt" fo:language="ru" fo:country="RU" fo:font-weight="normal" officeooo:rsid="00087ee2" officeooo:paragraph-rsid="00087ee2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use-window-font-color="true" loext:opacity="0%" style:font-name="Times New Roman" fo:font-size="10pt" fo:language="ru" fo:country="RU" fo:font-weight="normal" officeooo:rsid="00087ee2" officeooo:paragraph-rsid="000bec57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use-window-font-color="true" loext:opacity="0%" style:font-name="Times New Roman" fo:font-size="10pt" fo:language="en" fo:country="US" officeooo:rsid="00055d74" officeooo:paragraph-rsid="00055d74" style:font-size-asian="10pt" style:font-size-complex="10pt"/>
    </style:style>
    <style:style style:name="P30" style:family="paragraph" style:parent-style-name="Standard">
      <style:text-properties style:use-window-font-color="true" loext:opacity="0%" style:font-name="Times New Roman" fo:font-size="10pt" fo:language="en" fo:country="US" fo:font-weight="bold" officeooo:rsid="0006b9e8" officeooo:paragraph-rsid="0006b9e8" style:font-size-asian="10pt" style:font-weight-asian="bold" style:font-size-complex="10pt" style:font-weight-complex="bold"/>
    </style:style>
    <style:style style:name="P31" style:family="paragraph" style:parent-style-name="Standard">
      <style:text-properties style:use-window-font-color="true" loext:opacity="0%" style:font-name="Times New Roman" fo:font-size="10pt" style:font-size-asian="10pt" style:font-size-complex="10pt"/>
    </style:style>
    <style:style style:name="P32" style:family="paragraph" style:parent-style-name="Standard">
      <style:text-properties style:use-window-font-color="true" loext:opacity="0%" style:font-name="Times New Roman" fo:font-size="12pt" fo:language="en" fo:country="US" fo:font-weight="bold" officeooo:rsid="00055d74" officeooo:paragraph-rsid="00055d74" style:font-size-asian="12pt" style:font-weight-asian="bold" style:font-size-complex="12pt" style:font-weight-complex="bold"/>
    </style:style>
    <style:style style:name="P33" style:family="paragraph" style:parent-style-name="Standard">
      <style:text-properties style:use-window-font-color="true" loext:opacity="0%" style:font-name="Times New Roman" fo:font-size="12pt" fo:language="en" fo:country="US" fo:font-weight="bold" officeooo:rsid="0006b9e8" officeooo:paragraph-rsid="0006b9e8" style:font-size-asian="12pt" style:font-weight-asian="bold" style:font-size-complex="12pt" style:font-weight-complex="bold"/>
    </style:style>
    <style:style style:name="P34" style:family="paragraph" style:parent-style-name="Standard">
      <style:text-properties style:use-window-font-color="true" loext:opacity="0%" style:font-name="Times New Roman" fo:font-size="12pt" fo:language="en" fo:country="US" fo:font-weight="bold" officeooo:rsid="000d28ef" officeooo:paragraph-rsid="000d28ef" style:font-size-asian="12pt" style:font-weight-asian="bold" style:font-size-complex="12pt" style:font-weight-complex="bold"/>
    </style:style>
    <style:style style:name="P35" style:family="paragraph" style:parent-style-name="Standard">
      <style:text-properties style:use-window-font-color="true" loext:opacity="0%" style:font-name="Times New Roman" fo:font-size="12pt" fo:language="ru" fo:country="RU" fo:font-weight="bold" officeooo:rsid="00087ee2" officeooo:paragraph-rsid="000d28ef" style:font-size-asian="12pt" style:font-weight-asian="bold" style:font-size-complex="12pt" style:font-weight-complex="bold"/>
    </style:style>
    <style:style style:name="P36" style:family="paragraph" style:parent-style-name="Standard">
      <style:text-properties style:use-window-font-color="true" loext:opacity="0%" style:font-name="Times New Roman" fo:font-size="12pt" fo:language="ru" fo:country="RU" fo:font-weight="bold" officeooo:rsid="00087ee2" officeooo:paragraph-rsid="000d4148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d1ff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4d1ff"/>
    </style:style>
    <style:style style:name="T5" style:family="text">
      <style:text-properties fo:language="en" fo:country="US" fo:font-weight="bold" officeooo:rsid="0004d1ff" style:font-weight-asian="bold" style:font-weight-complex="bold"/>
    </style:style>
    <style:style style:name="T6" style:family="text">
      <style:text-properties fo:language="en" fo:country="US" fo:font-weight="bold" officeooo:rsid="00055d74" style:font-weight-asian="bold" style:font-weight-complex="bold"/>
    </style:style>
    <style:style style:name="T7" style:family="text">
      <style:text-properties fo:language="en" fo:country="US" officeooo:rsid="000d4148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385ff"/>
    </style:style>
    <style:style style:name="T10" style:family="text">
      <style:text-properties fo:language="ru" fo:country="RU" officeooo:rsid="000bf84f"/>
    </style:style>
    <style:style style:name="T11" style:family="text">
      <style:text-properties fo:language="ru" fo:country="RU" officeooo:rsid="000d4148"/>
    </style:style>
    <style:style style:name="T12" style:family="text">
      <style:text-properties fo:language="ru" fo:country="RU" officeooo:rsid="00136c5b"/>
    </style:style>
    <style:style style:name="T13" style:family="text">
      <style:text-properties fo:language="ru" fo:country="RU" officeooo:rsid="00162b6a"/>
    </style:style>
    <style:style style:name="T14" style:family="text">
      <style:text-properties style:use-window-font-color="true" loext:opacity="0%" fo:font-size="12pt" fo:language="ru" fo:country="RU" fo:font-weight="bold" officeooo:rsid="000744a1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fo:font-size="10pt" fo:language="ru" fo:country="RU" fo:font-weight="bold" officeooo:rsid="000744a1" style:font-size-asian="10pt" style:font-weight-asian="bold" style:font-size-complex="10pt" style:font-weight-complex="bold"/>
    </style:style>
    <style:style style:name="T16" style:family="text">
      <style:text-properties fo:font-size="10pt" fo:font-weight="normal" style:font-size-asian="8.75pt" style:font-weight-asian="normal" style:font-size-complex="10pt" style:font-weight-complex="normal"/>
    </style:style>
    <style:style style:name="T17" style:family="text">
      <style:text-properties fo:font-size="10pt" fo:font-weight="normal" officeooo:rsid="000c8713" style:font-size-asian="8.75pt" style:font-weight-asian="normal" style:font-size-complex="10pt" style:font-weight-complex="normal"/>
    </style:style>
    <style:style style:name="T18" style:family="text">
      <style:text-properties fo:font-size="10pt" fo:font-weight="normal" officeooo:rsid="000f25ed" style:font-size-asian="8.75pt" style:font-weight-asian="normal" style:font-size-complex="10pt" style:font-weight-complex="normal"/>
    </style:style>
    <style:style style:name="T19" style:family="text">
      <style:text-properties fo:font-size="10pt" fo:language="en" fo:country="US" fo:font-weight="normal" officeooo:rsid="000f25ed" style:font-size-asian="8.75pt" style:font-weight-asian="normal" style:font-size-complex="10pt" style:font-weight-complex="normal"/>
    </style:style>
    <style:style style:name="T20" style:family="text">
      <style:text-properties fo:font-size="10pt" fo:language="ru" fo:country="RU" fo:font-weight="normal" officeooo:rsid="000f25ed" style:font-size-asian="8.75pt" style:font-weight-asian="normal" style:font-size-complex="10pt" style:font-weight-complex="normal"/>
    </style:style>
    <style:style style:name="T21" style:family="text">
      <style:text-properties officeooo:rsid="000f25ed"/>
    </style:style>
    <style:style style:name="T22" style:family="text">
      <style:text-properties officeooo:rsid="0018bd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К</text:span><text:span text:style-name="T1">ритерии приемки</text:span></text:p>
      <text:p text:style-name="P17"/>
      <text:p text:style-name="P17"/>
      <text:p text:style-name="P17"/>
      <text:p text:style-name="P18"><text:span text:style-name="T5">U</text:span><text:span text:style-name="T6">ser Strory</text:span><text:span text:style-name="T5">:</text:span><text:span text:style-name="T4"> </text:span></text:p>
      <text:p text:style-name="P2"/>
      <text:p text:style-name="P4">Как <text:span text:style-name="T9">в</text:span>ладелец компании, продающей товары на Авито, я хочу получать ежедневные отчеты в Telegram-боте с оценкой общения сотрудников с клиентами, чтобы контролировать качество обслуживания, тем самым повышая лояльность клиентов к компании.</text:p>
      <text:p text:style-name="P3"/>
      <text:p text:style-name="P3"/>
      <text:p text:style-name="P32">User Case:</text:p>
      <text:p text:style-name="P29"/>
      <text:p text:style-name="P31">Основной сценарий (автоматический режим):</text:p>
      <text:p text:style-name="P31"/>
      <text:p text:style-name="P31">1. Система запускается по расписанию (раз в 24 часа)</text:p>
      <text:p text:style-name="P31">2. Система получает данные диалогов сотрудников с клиентами через API Авито</text:p>
      <text:p text:style-name="P31">3. Система отправляет тексты диалогов на анализ через API DeepSeek</text:p>
      <text:p text:style-name="P31">4. API DeepSeek возвращает оценки качества общения по каждому диалогу</text:p>
      <text:p text:style-name="P31">5. Система формирует сводный отчет с оценками по сотрудникам</text:p>
      <text:p text:style-name="P31">6. Telegram-бот отправляет отчет владельцу компании</text:p>
      <text:p text:style-name="P31">7. Владелец компании получает отчет в установленное время</text:p>
      <text:p text:style-name="P31"/>
      <text:p text:style-name="P33">Case 1:</text:p>
      <text:p text:style-name="P33"/>
      <text:p text:style-name="P30"/>
      <text:p text:style-name="P25"><text:span text:style-name="T14">Функциональность:</text:span><text:span text:style-name="T15"> </text:span></text:p>
      <text:p text:style-name="P5">Система автоматически формирует и отправляет ежедневный отчет о качестве общения сотрудников</text:p>
      <text:p text:style-name="P35">Дано: </text:p>
      <text:p text:style-name="P5"><text:span text:style-name="T8">Настроено время ежедневной отправки отчетов (09:00), </text:span><text:span text:style-name="T10">в</text:span> системе есть данные диалогов за предыдущий день, <text:span text:style-name="T7">id <text:s/></text:span><text:span text:style-name="T11"><text:s/>владельца </text:span><text:span text:style-name="T7">telegram </text:span><text:span text:style-name="T11">добавлен в систему</text:span></text:p>
      <text:p text:style-name="P20">Когда: </text:p>
      <text:p text:style-name="P10">Наступает установленное время отправки отчетов</text:p>
      <text:p text:style-name="P22">Тогда:<text:span text:style-name="T16"> </text:span></text:p>
      <text:p text:style-name="P11">Владелец получает отчет в установленное время</text:p>
      <text:p text:style-name="P28"/>
      <text:p text:style-name="P34">Case 2:</text:p>
      <text:p text:style-name="P34"/>
      <text:p text:style-name="P34"/>
      <text:p text:style-name="P26"><text:span text:style-name="T14">Функциональность:</text:span><text:span text:style-name="T15"> </text:span></text:p>
      <text:p text:style-name="P3">Формирование отчета по требованию через кнопку в боте</text:p>
      <text:p text:style-name="P36">Дано: </text:p>
      <text:p text:style-name="P6">Владелец компании имеет активную сессию в Telegram, бот активирован, <text:span text:style-name="T7">id </text:span><text:span text:style-name="T11">владельца </text:span><text:span text:style-name="T7">telegram </text:span><text:span text:style-name="T11">добавлен в систему</text:span></text:p>
      <text:p text:style-name="P21">Когда: </text:p>
      <text:p text:style-name="P19"><text:span text:style-name="T17">В</text:span><text:span text:style-name="T16">ладелец нажимает кнопку «Сформировать отчет» </text:span><text:span text:style-name="T18">в </text:span><text:span text:style-name="T19">Telegram-</text:span><text:span text:style-name="T20">боте, указывает начальную и конечную даты</text:span></text:p>
      <text:p text:style-name="P23">Тогда:<text:span text:style-name="T16"> </text:span></text:p>
      <text:p text:style-name="P23"><text:span text:style-name="T16">Владелец получает отчет в </text:span><text:span text:style-name="T19">Telegram</text:span></text:p>
      <text:p text:style-name="P1"/>
      <text:p text:style-name="P1"/>
      <text:p text:style-name="P16"><text:span text:style-name="T21">Н</text:span>ефункциональные требования</text:p>
      <text:p text:style-name="P24"/>
      <text:p text:style-name="P24"/>
      <text:p text:style-name="P13">Производительность системы:</text:p>
      <text:p text:style-name="P3">- Время отклика Telegram бота: &lt; 2 секунд для всех команд пользователя</text:p>
      <text:p text:style-name="P3">- Время обработки LLM запроса: &lt; 60 секунд на один чат</text:p>
      <text:p text:style-name="P3">- Время синхронизации <text:span text:style-name="T22">Авито</text:span> данных: &lt; 5 минут для 100 чатов</text:p>
      <text:p text:style-name="P3">- Пропускная способность API: поддержка до 10 одновременных LLM запросов</text:p>
      <text:p text:style-name="P3"><text:soft-page-break/></text:p>
      <text:p text:style-name="P14"/>
      <text:p text:style-name="P8"><text:span text:style-name="T12">Доступность системы</text:span><text:span text:style-name="T8">:</text:span></text:p>
      <text:p text:style-name="P7"><text:span text:style-name="T3">- 99.</text:span><text:span text:style-name="T8">0</text:span><text:span text:style-name="T3">% доступности в рабочее время (</text:span><text:span text:style-name="T13">9</text:span><text:span text:style-name="T3">:00-</text:span><text:span text:style-name="T13">18</text:span><text:span text:style-name="T3">:00 по МСК)</text:span></text:p>
      <text:p text:style-name="P3"/>
      <text:p text:style-name="P3"/>
      <text:p text:style-name="P9">Защита данных:</text:p>
      <text:p text:style-name="P12"><text:s/>-Только авторизованные пользователи имеет доступ к отчетам</text:p>
      <text:p text:style-name="P1"/>
      <text:p text:style-name="P27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18T15:27:04.602000000</dc:date>
    <meta:editing-duration>PT1H27M14S</meta:editing-duration>
    <meta:editing-cycles>2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40" meta:word-count="266" meta:character-count="1916" meta:non-whitespace-character-count="1678"/>
  </office:meta>
</office:document-meta>
</file>